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master-page-name="Index">
      <style:paragraph-properties style:page-number="1"/>
    </style:style>
    <style:style style:name="P4" style:family="paragraph" style:parent-style-name="Header">
      <style:text-properties officeooo:rsid="001be468" officeooo:paragraph-rsid="001be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e468" officeooo:paragraph-rsid="001be4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inary Ninjaz<text:tab/><text:tab/>Consultant Tracker Tender</text:p>
      </style:header>
      <style:footer>
        <text:p text:style-name="Footer">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Binary Ninjaz<text:tab/><text:tab/>Consultant Tracker Tender</text:p>
      </style:header>
      <style:footer>
        <text:p text:style-name="Footer"><text:tab/><text:tab/><text:page-number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20:12.202000000</meta:creation-date>
    <dc:date>2018-02-23T12:25:54.315000000</dc:date>
    <meta:editing-duration>PT1M11S</meta:editing-duration>
    <meta:editing-cycles>1</meta:editing-cycles>
    <meta:document-statistic meta:table-count="0" meta:image-count="0" meta:object-count="0" meta:page-count="5" meta:paragraph-count="4" meta:word-count="12" meta:character-count="86" meta:non-whitespace-character-count="72"/>
    <meta:generator>LibreOffice/5.4.3.2$Windows_X86_64 LibreOffice_project/92a7159f7e4af62137622921e809f8546db437e5</meta:generator>
  </office:meta>
</office:document-meta>
</file>